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opacity-name="Transparency_20_1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80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rect draw:style-name="gr1" draw:text-style-name="P1" draw:layer="layout" svg:width="10cm" svg:height="18.4cm" draw:transform="rotate (1.5707963267946) translate (1.1cm 18.5cm)">
          <text:p/>
        </draw:rect>
        <draw:line draw:style-name="gr2" draw:text-style-name="P1" draw:layer="layout" svg:x1="1.3cm" svg:y1="10cm" svg:x2="1.3cm" svg:y2="12.5cm">
          <text:p/>
        </draw:line>
        <draw:line draw:style-name="gr2" draw:text-style-name="P1" draw:layer="layout" svg:x1="19.2cm" svg:y1="10.1cm" svg:x2="19.2cm" svg:y2="16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opacity draw:name="Transparency_20_1" draw:display-name="Transparency 1" draw:style="linear" draw:start="85%" draw:end="0%" draw:angle="300" draw:border="15%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natole Tresch</meta:initial-creator>
    <meta:creation-date>2010-01-25T00:03:23.71</meta:creation-date>
    <dc:date>2010-03-25T23:50:50.28</dc:date>
    <dc:creator>Anatole Tresch</dc:creator>
    <meta:editing-duration>PT01H40M27S</meta:editing-duration>
    <meta:editing-cycles>17</meta:editing-cycles>
    <meta:generator>OpenOffice.org/3.1$Win32 OpenOffice.org_project/310m19$Build-9420</meta:generator>
    <meta:document-statistic meta:object-count="3"/>
  </office:meta>
</office:document-meta>
</file>